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Нормален">
      <style:text-properties style:font-name="Verdana" fo:font-size="18pt" fo:font-weight="bold" style:font-size-asian="18pt" style:font-weight-asian="bold" style:font-size-complex="18pt" style:font-weight-complex="bold"/>
    </style:style>
    <style:style style:name="P2" style:family="paragraph" style:parent-style-name="Нормален">
      <style:text-properties style:font-name="Verdana" fo:font-size="12pt" fo:font-weight="bold" style:font-size-asian="12pt" style:font-weight-asian="bold" style:font-size-complex="12pt" style:font-weight-complex="bold"/>
    </style:style>
    <style:style style:name="P3" style:family="paragraph" style:parent-style-name="Нормален">
      <style:text-properties style:font-name="Verdana" fo:font-size="12pt" style:font-size-asian="12pt" style:font-size-complex="12pt"/>
    </style:style>
    <style:style style:name="P4" style:family="paragraph" style:parent-style-name="Нормален">
      <style:text-properties style:font-name="Verdana" fo:font-size="12pt" fo:language="en" fo:country="US" style:font-size-asian="12pt" style:font-size-complex="12pt"/>
    </style:style>
    <style:style style:name="P5" style:family="paragraph" style:parent-style-name="Нормален" style:master-page-name="MP0">
      <style:paragraph-properties style:page-number="auto" fo:break-before="page"/>
      <style:text-properties style:font-name="Verdana" fo:font-size="18pt" fo:font-weight="bold" style:font-size-asian="18pt" style:font-weight-asian="bold" style:font-size-complex="18pt" style:font-weight-complex="bold"/>
    </style:style>
    <style:style style:name="P6" style:family="paragraph" style:parent-style-name="Списък_20_на_20_абзаци" style:list-style-name="L1">
      <style:text-properties style:font-name="Verdana" fo:font-size="12pt" style:font-size-asian="12pt" style:font-size-complex="12pt"/>
    </style:style>
    <style:style style:name="T1" style:family="text">
      <style:text-properties style:font-name="Verdana" fo:font-size="12pt" style:font-size-asian="12pt" style:font-size-complex="12pt"/>
    </style:style>
    <style:style style:name="T2" style:family="text">
      <style:text-properties style:font-name="Verdana" fo:font-size="12pt" officeooo:rsid="00067cee" style:font-size-asian="12pt" style:font-size-complex="12pt"/>
    </style:style>
    <style:style style:name="T3" style:family="text">
      <style:text-properties style:font-name="Verdana" fo:font-size="12pt" fo:language="en" fo:country="US" style:font-size-asian="12pt" style:font-size-complex="12pt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оект за комбиниране на игрите</text:p>
      <text:p text:style-name="P1"/>
      <text:p text:style-name="P2">Допирни точки на игрите:</text:p>
      <text:p text:style-name="Нормален"><text:span text:style-name="Шрифт_20_на_20_абзаца_20_по_20_подразбиране"><text:span text:style-name="T1">На пръв поглед двете игра ,макар и различни, имат една голяма допирна точка- и двете игри разчитат силно на визуалния аспект. </text:span></text:span><text:span text:style-name="Шрифт_20_на_20_абзаца_20_по_20_подразбиране"><text:span text:style-name="T3">DiXit </text:span></text:span><text:span text:style-name="Шрифт_20_на_20_абзаца_20_по_20_подразбиране"><text:span text:style-name="T1">използва илюстрираните карти и въображението на играчите, а </text:span></text:span><text:span text:style-name="Шрифт_20_на_20_абзаца_20_по_20_подразбиране"><text:span text:style-name="T3">Little Nightmares </text:span></text:span><text:span text:style-name="Шрифт_20_на_20_абзаца_20_по_20_подразбиране"><text:span text:style-name="T1">си служи с определена естетика, </text:span></text:span><text:span text:style-name="Шрифт_20_на_20_абзаца_20_по_20_подразбиране"><text:span text:style-name="T2">за</text:span></text:span><text:span text:style-name="Шрифт_20_на_20_абзаца_20_по_20_подразбиране"><text:span text:style-name="T1"> да въвлече играчите в света на играта. </text:span></text:span></text:p>
      <text:p text:style-name="P3"/>
      <text:p text:style-name="P2">Проект за комбиниране на двете игри:</text:p>
      <text:p text:style-name="Нормален"><text:span text:style-name="Шрифт_20_на_20_абзаца_20_по_20_подразбиране"><text:span text:style-name="T1">Опирайки се на тези сходства, можем да предположим, че проект, който обединява естетиката на двете игри, би</text:span></text:span><text:span text:style-name="Шрифт_20_на_20_абзаца_20_по_20_подразбиране"><text:span text:style-name="T3"> </text:span></text:span><text:span text:style-name="Шрифт_20_на_20_абзаца_20_по_20_подразбиране"><text:span text:style-name="T1">бил интересен за вече наложилите се почитателите.</text:span></text:span></text:p>
      <text:p text:style-name="Нормален"><text:span text:style-name="Шрифт_20_на_20_абзаца_20_по_20_подразбиране"><text:span text:style-name="T3">Little Nightmares </text:span></text:span><text:span text:style-name="Шрифт_20_на_20_абзаца_20_по_20_подразбиране"><text:span text:style-name="T1">има определен стил, докато </text:span></text:span><text:span text:style-name="Шрифт_20_на_20_абзаца_20_по_20_подразбиране"><text:span text:style-name="T3">DiXit </text:span></text:span><text:span text:style-name="Шрифт_20_на_20_абзаца_20_по_20_подразбиране"><text:span text:style-name="T1">се променя с всяко разширени/издание. Интересен експеримент би бил да се използва вече определената естетика на </text:span></text:span><text:span text:style-name="Шрифт_20_на_20_абзаца_20_по_20_подразбиране"><text:span text:style-name="T3">Little Nightmares</text:span></text:span><text:span text:style-name="Шрифт_20_на_20_абзаца_20_по_20_подразбиране"><text:span text:style-name="T1"> в комбинация със свободата, която дава </text:span></text:span><text:span text:style-name="Шрифт_20_на_20_абзаца_20_по_20_подразбиране"><text:span text:style-name="T3">DiXit.</text:span></text:span></text:p>
      <text:p text:style-name="Нормален"><text:span text:style-name="Шрифт_20_на_20_абзаца_20_по_20_подразбиране"><text:span text:style-name="T1">Специално издание посветено на </text:span></text:span><text:span text:style-name="Шрифт_20_на_20_абзаца_20_по_20_подразбиране"><text:span text:style-name="T3">Little Nightmares </text:span></text:span><text:span text:style-name="Шрифт_20_на_20_абзаца_20_по_20_подразбиране"><text:span text:style-name="T1"><text:s/>е идеална възможност за този експеримент.</text:span></text:span></text:p>
      <text:p text:style-name="P3"/>
      <text:p text:style-name="P2">Задачи и цели на проекта:</text:p>
      <text:p text:style-name="Нормален"><text:span text:style-name="Шрифт_20_на_20_абзаца_20_по_20_подразбиране"><text:span text:style-name="T1">Основната цел на проекта е успешното интегриране на стила на </text:span></text:span><text:span text:style-name="Шрифт_20_на_20_абзаца_20_по_20_подразбиране"><text:span text:style-name="T3">Little Nightmare </text:span></text:span><text:span text:style-name="Шрифт_20_на_20_абзаца_20_по_20_подразбиране"><text:span text:style-name="T1">в структурата на </text:span></text:span><text:span text:style-name="Шрифт_20_на_20_абзаца_20_по_20_подразбиране"><text:span text:style-name="T3">DiXit</text:span></text:span><text:span text:style-name="Шрифт_20_на_20_абзаца_20_по_20_подразбиране"><text:span text:style-name="T1">. Задачите, които трябва да бъдат изпълнени за неговия успех, са:</text:span></text:span></text:p>
      <text:list xml:id="list3184493300" text:style-name="L1">
        <text:list-item>
          <text:p text:style-name="P6">Редизайн на логотипа с цел обединяване тематиката на двете игри </text:p>
        </text:list-item>
        <text:list-item>
          <text:p text:style-name="P6">Редизайн на гърба на картите, прилагайки новия логотип</text:p>
        </text:list-item>
        <text:list-item>
          <text:p text:style-name="P6">Редизайн на игралното поле</text:p>
        </text:list-item>
        <text:list-item>
          <text:p text:style-name="P6">Изготвяне на примерни карти за игра с достатъчна бройка за да бъдат използвани за маркетингови цели</text:p>
        </text:list-item>
        <text:list-item>
          <text:p text:style-name="P6">Дизайн на нова опаковка, използваща примерните карти и новия логотип</text:p>
        </text:list-item>
      </text:list>
      <text:p text:style-name="P4"/>
      <text:p text:style-name="P3"><text:soft-page-break/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bg" fo:country="BG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bg" fo:country="BG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Нормален" style:family="paragraph">
      <style:paragraph-properties fo:hyphenation-ladder-count="no-limit"/>
      <style:text-properties fo:hyphenate="false" loext:hyphenation-no-caps="false"/>
    </style:style>
    <style:style style:name="Списък_20_на_20_абзаци" style:display-name="Списък на абзаци" style:family="paragraph" style:parent-style-name="Нормален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Шрифт_20_на_20_абзаца_20_по_20_подразбиране" style:display-name="Шрифт на абзаца по подразбиране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Doroteya Stefanova</meta:initial-creator>
    <meta:creation-date>2021-01-31T21:21:00Z</meta:creation-date>
    <dc:date>2021-02-01T18:46:40.961171215</dc:date>
    <meta:editing-cycles>2</meta:editing-cycles>
    <meta:editing-duration>PT1H2M43S</meta:editing-duration>
    <meta:document-statistic meta:table-count="0" meta:image-count="0" meta:object-count="0" meta:page-count="2" meta:paragraph-count="15" meta:word-count="212" meta:character-count="1356" meta:non-whitespace-character-count="1159"/>
    <meta:template xlink:type="simple" xlink:actuate="onRequest" xlink:title="" xlink:href="Normal"/>
  </office:meta>
</office:document-meta>
</file>